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1.96pt"/>
    </style:style>
    <style:style style:name="co2" style:family="table-column">
      <style:table-column-properties fo:break-before="auto" style:column-width="66.61pt"/>
    </style:style>
    <style:style style:name="co3" style:family="table-column">
      <style:table-column-properties fo:break-before="auto" style:column-width="37.81pt"/>
    </style:style>
    <style:style style:name="co4" style:family="table-column">
      <style:table-column-properties fo:break-before="auto" style:column-width="95.9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drop rate</text:p>
          </table:table-cell>
          <table:table-cell table:style-name="ce1" office:value-type="string" calcext:value-type="string">
            <text:p>item chance</text:p>
          </table:table-cell>
          <table:table-cell table:style-name="ce1" office:value-type="string" calcext:value-type="string">
            <text:p>change</text:p>
          </table:table-cell>
          <table:table-cell table:style-name="ce1" office:value-type="string" calcext:value-type="string">
            <text:p>total improvem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9738" calcext:value-type="float">
            <text:p>19.97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.3751" calcext:value-type="float">
            <text:p>23.3751</text:p>
          </table:table-cell>
          <table:table-cell table:formula="of:=[.B3]-[.B2]" office:value-type="float" office:value="3.4013" calcext:value-type="float">
            <text:p>3.4013</text:p>
          </table:table-cell>
          <table:table-cell table:formula="of:=[.B3]-[.B$2]" office:value-type="float" office:value="3.4013" calcext:value-type="float">
            <text:p>3.40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.2223" calcext:value-type="float">
            <text:p>26.2223</text:p>
          </table:table-cell>
          <table:table-cell table:formula="of:=[.B4]-[.B3]" office:value-type="float" office:value="2.8472" calcext:value-type="float">
            <text:p>2.8472</text:p>
          </table:table-cell>
          <table:table-cell table:formula="of:=[.B4]-[.B$2]" office:value-type="float" office:value="6.2485" calcext:value-type="float">
            <text:p>6.248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8.9382" calcext:value-type="float">
            <text:p>28.9382</text:p>
          </table:table-cell>
          <table:table-cell table:formula="of:=[.B5]-[.B4]" office:value-type="float" office:value="2.7159" calcext:value-type="float">
            <text:p>2.7159</text:p>
          </table:table-cell>
          <table:table-cell table:formula="of:=[.B5]-[.B$2]" office:value-type="float" office:value="8.9644" calcext:value-type="float">
            <text:p>8.96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1791" calcext:value-type="float">
            <text:p>31.1791</text:p>
          </table:table-cell>
          <table:table-cell table:formula="of:=[.B6]-[.B5]" office:value-type="float" office:value="2.2409" calcext:value-type="float">
            <text:p>2.2409</text:p>
          </table:table-cell>
          <table:table-cell table:formula="of:=[.B6]-[.B$2]" office:value-type="float" office:value="11.2053" calcext:value-type="float">
            <text:p>11.205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3.3352" calcext:value-type="float">
            <text:p>33.3352</text:p>
          </table:table-cell>
          <table:table-cell table:formula="of:=[.B7]-[.B6]" office:value-type="float" office:value="2.1561" calcext:value-type="float">
            <text:p>2.1561</text:p>
          </table:table-cell>
          <table:table-cell table:formula="of:=[.B7]-[.B$2]" office:value-type="float" office:value="13.3614" calcext:value-type="float">
            <text:p>13.36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5.3068" calcext:value-type="float">
            <text:p>35.3068</text:p>
          </table:table-cell>
          <table:table-cell table:formula="of:=[.B8]-[.B7]" office:value-type="float" office:value="1.9716" calcext:value-type="float">
            <text:p>1.9716</text:p>
          </table:table-cell>
          <table:table-cell table:formula="of:=[.B8]-[.B$2]" office:value-type="float" office:value="15.333" calcext:value-type="float">
            <text:p>15.33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6.9205" calcext:value-type="float">
            <text:p>36.9205</text:p>
          </table:table-cell>
          <table:table-cell table:formula="of:=[.B9]-[.B8]" office:value-type="float" office:value="1.61369999999999" calcext:value-type="float">
            <text:p>1.61369999999999</text:p>
          </table:table-cell>
          <table:table-cell table:formula="of:=[.B9]-[.B$2]" office:value-type="float" office:value="16.9467" calcext:value-type="float">
            <text:p>16.946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8.4649" calcext:value-type="float">
            <text:p>38.4649</text:p>
          </table:table-cell>
          <table:table-cell table:formula="of:=[.B10]-[.B9]" office:value-type="float" office:value="1.5444" calcext:value-type="float">
            <text:p>1.5444</text:p>
          </table:table-cell>
          <table:table-cell table:formula="of:=[.B10]-[.B$2]" office:value-type="float" office:value="18.4911" calcext:value-type="float">
            <text:p>18.491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9.9078" calcext:value-type="float">
            <text:p>39.9078</text:p>
          </table:table-cell>
          <table:table-cell table:formula="of:=[.B11]-[.B10]" office:value-type="float" office:value="1.4429" calcext:value-type="float">
            <text:p>1.4429</text:p>
          </table:table-cell>
          <table:table-cell table:formula="of:=[.B11]-[.B$2]" office:value-type="float" office:value="19.934" calcext:value-type="float">
            <text:p>19.93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1.2638" calcext:value-type="float">
            <text:p>41.2638</text:p>
          </table:table-cell>
          <table:table-cell table:formula="of:=[.B12]-[.B11]" office:value-type="float" office:value="1.356" calcext:value-type="float">
            <text:p>1.356</text:p>
          </table:table-cell>
          <table:table-cell table:formula="of:=[.B12]-[.B$2]" office:value-type="float" office:value="21.29" calcext:value-type="float">
            <text:p>21.2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2.4205" calcext:value-type="float">
            <text:p>42.4205</text:p>
          </table:table-cell>
          <table:table-cell table:formula="of:=[.B13]-[.B12]" office:value-type="float" office:value="1.15669999999999" calcext:value-type="float">
            <text:p>1.15669999999999</text:p>
          </table:table-cell>
          <table:table-cell table:formula="of:=[.B13]-[.B$2]" office:value-type="float" office:value="22.4467" calcext:value-type="float">
            <text:p>22.446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3.5024" calcext:value-type="float">
            <text:p>43.5024</text:p>
          </table:table-cell>
          <table:table-cell table:formula="of:=[.B14]-[.B13]" office:value-type="float" office:value="1.0819" calcext:value-type="float">
            <text:p>1.0819</text:p>
          </table:table-cell>
          <table:table-cell table:formula="of:=[.B14]-[.B$2]" office:value-type="float" office:value="23.5286" calcext:value-type="float">
            <text:p>23.528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4.4449" calcext:value-type="float">
            <text:p>44.4449</text:p>
          </table:table-cell>
          <table:table-cell table:formula="of:=[.B15]-[.B14]" office:value-type="float" office:value="0.942499999999995" calcext:value-type="float">
            <text:p>0.942499999999995</text:p>
          </table:table-cell>
          <table:table-cell table:formula="of:=[.B15]-[.B$2]" office:value-type="float" office:value="24.4711" calcext:value-type="float">
            <text:p>24.471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5.5203" calcext:value-type="float">
            <text:p>45.5203</text:p>
          </table:table-cell>
          <table:table-cell table:formula="of:=[.B16]-[.B15]" office:value-type="float" office:value="1.0754" calcext:value-type="float">
            <text:p>1.0754</text:p>
          </table:table-cell>
          <table:table-cell table:formula="of:=[.B16]-[.B$2]" office:value-type="float" office:value="25.5465" calcext:value-type="float">
            <text:p>25.546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6.3067" calcext:value-type="float">
            <text:p>46.3067</text:p>
          </table:table-cell>
          <table:table-cell table:formula="of:=[.B17]-[.B16]" office:value-type="float" office:value="0.7864" calcext:value-type="float">
            <text:p>0.7864</text:p>
          </table:table-cell>
          <table:table-cell table:formula="of:=[.B17]-[.B$2]" office:value-type="float" office:value="26.3329" calcext:value-type="float">
            <text:p>26.332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7.2383" calcext:value-type="float">
            <text:p>47.2383</text:p>
          </table:table-cell>
          <table:table-cell table:formula="of:=[.B18]-[.B17]" office:value-type="float" office:value="0.931600000000003" calcext:value-type="float">
            <text:p>0.931600000000003</text:p>
          </table:table-cell>
          <table:table-cell table:formula="of:=[.B18]-[.B$2]" office:value-type="float" office:value="27.2645" calcext:value-type="float">
            <text:p>27.264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7.9814" calcext:value-type="float">
            <text:p>47.9814</text:p>
          </table:table-cell>
          <table:table-cell table:formula="of:=[.B19]-[.B18]" office:value-type="float" office:value="0.743099999999998" calcext:value-type="float">
            <text:p>0.743099999999998</text:p>
          </table:table-cell>
          <table:table-cell table:formula="of:=[.B19]-[.B$2]" office:value-type="float" office:value="28.0076" calcext:value-type="float">
            <text:p>28.007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8.7586" calcext:value-type="float">
            <text:p>48.7586</text:p>
          </table:table-cell>
          <table:table-cell table:formula="of:=[.B20]-[.B19]" office:value-type="float" office:value="0.777200000000001" calcext:value-type="float">
            <text:p>0.777200000000001</text:p>
          </table:table-cell>
          <table:table-cell table:formula="of:=[.B20]-[.B$2]" office:value-type="float" office:value="28.7848" calcext:value-type="float">
            <text:p>28.784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9.4186" calcext:value-type="float">
            <text:p>49.4186</text:p>
          </table:table-cell>
          <table:table-cell table:formula="of:=[.B21]-[.B20]" office:value-type="float" office:value="0.659999999999997" calcext:value-type="float">
            <text:p>0.659999999999997</text:p>
          </table:table-cell>
          <table:table-cell table:formula="of:=[.B21]-[.B$2]" office:value-type="float" office:value="29.4448" calcext:value-type="float">
            <text:p>29.444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.983" calcext:value-type="float">
            <text:p>49.983</text:p>
          </table:table-cell>
          <table:table-cell table:formula="of:=[.B22]-[.B21]" office:value-type="float" office:value="0.564399999999999" calcext:value-type="float">
            <text:p>0.564399999999999</text:p>
          </table:table-cell>
          <table:table-cell table:formula="of:=[.B22]-[.B$2]" office:value-type="float" office:value="30.0092" calcext:value-type="float">
            <text:p>30.009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.6433" calcext:value-type="float">
            <text:p>50.6433</text:p>
          </table:table-cell>
          <table:table-cell table:formula="of:=[.B23]-[.B22]" office:value-type="float" office:value="0.660299999999999" calcext:value-type="float">
            <text:p>0.660299999999999</text:p>
          </table:table-cell>
          <table:table-cell table:formula="of:=[.B23]-[.B$2]" office:value-type="float" office:value="30.6695" calcext:value-type="float">
            <text:p>30.669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1.1832" calcext:value-type="float">
            <text:p>51.1832</text:p>
          </table:table-cell>
          <table:table-cell table:formula="of:=[.B24]-[.B23]" office:value-type="float" office:value="0.539900000000003" calcext:value-type="float">
            <text:p>0.539900000000003</text:p>
          </table:table-cell>
          <table:table-cell table:formula="of:=[.B24]-[.B$2]" office:value-type="float" office:value="31.2094" calcext:value-type="float">
            <text:p>31.209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1.8014" calcext:value-type="float">
            <text:p>51.8014</text:p>
          </table:table-cell>
          <table:table-cell table:formula="of:=[.B25]-[.B24]" office:value-type="float" office:value="0.618200000000002" calcext:value-type="float">
            <text:p>0.618200000000002</text:p>
          </table:table-cell>
          <table:table-cell table:formula="of:=[.B25]-[.B$2]" office:value-type="float" office:value="31.8276" calcext:value-type="float">
            <text:p>31.827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2.162" calcext:value-type="float">
            <text:p>52.162</text:p>
          </table:table-cell>
          <table:table-cell table:formula="of:=[.B26]-[.B25]" office:value-type="float" office:value="0.360599999999998" calcext:value-type="float">
            <text:p>0.360599999999998</text:p>
          </table:table-cell>
          <table:table-cell table:formula="of:=[.B26]-[.B$2]" office:value-type="float" office:value="32.1882" calcext:value-type="float">
            <text:p>32.1882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2.7466" calcext:value-type="float">
            <text:p>52.7466</text:p>
          </table:table-cell>
          <table:table-cell table:formula="of:=[.B27]-[.B26]" office:value-type="float" office:value="0.584600000000002" calcext:value-type="float">
            <text:p>0.584600000000002</text:p>
          </table:table-cell>
          <table:table-cell table:formula="of:=[.B27]-[.B$2]" office:value-type="float" office:value="32.7728" calcext:value-type="float">
            <text:p>32.772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3.1422" calcext:value-type="float">
            <text:p>53.1422</text:p>
          </table:table-cell>
          <table:table-cell table:formula="of:=[.B28]-[.B27]" office:value-type="float" office:value="0.395600000000002" calcext:value-type="float">
            <text:p>0.395600000000002</text:p>
          </table:table-cell>
          <table:table-cell table:formula="of:=[.B28]-[.B$2]" office:value-type="float" office:value="33.1684" calcext:value-type="float">
            <text:p>33.1684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3.5793" calcext:value-type="float">
            <text:p>53.5793</text:p>
          </table:table-cell>
          <table:table-cell table:formula="of:=[.B29]-[.B28]" office:value-type="float" office:value="0.437100000000001" calcext:value-type="float">
            <text:p>0.437100000000001</text:p>
          </table:table-cell>
          <table:table-cell table:formula="of:=[.B29]-[.B$2]" office:value-type="float" office:value="33.6055" calcext:value-type="float">
            <text:p>33.605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3.9857" calcext:value-type="float">
            <text:p>53.9857</text:p>
          </table:table-cell>
          <table:table-cell table:formula="of:=[.B30]-[.B29]" office:value-type="float" office:value="0.406399999999998" calcext:value-type="float">
            <text:p>0.406399999999998</text:p>
          </table:table-cell>
          <table:table-cell table:formula="of:=[.B30]-[.B$2]" office:value-type="float" office:value="34.0119" calcext:value-type="float">
            <text:p>34.0119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4.4382" calcext:value-type="float">
            <text:p>54.4382</text:p>
          </table:table-cell>
          <table:table-cell table:formula="of:=[.B31]-[.B30]" office:value-type="float" office:value="0.452500000000001" calcext:value-type="float">
            <text:p>0.452500000000001</text:p>
          </table:table-cell>
          <table:table-cell table:formula="of:=[.B31]-[.B$2]" office:value-type="float" office:value="34.4644" calcext:value-type="float">
            <text:p>34.464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4.7931" calcext:value-type="float">
            <text:p>54.7931</text:p>
          </table:table-cell>
          <table:table-cell table:formula="of:=[.B32]-[.B31]" office:value-type="float" office:value="0.354900000000001" calcext:value-type="float">
            <text:p>0.354900000000001</text:p>
          </table:table-cell>
          <table:table-cell table:formula="of:=[.B32]-[.B$2]" office:value-type="float" office:value="34.8193" calcext:value-type="float">
            <text:p>34.8193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5.1897" calcext:value-type="float">
            <text:p>55.1897</text:p>
          </table:table-cell>
          <table:table-cell table:formula="of:=[.B33]-[.B32]" office:value-type="float" office:value="0.396599999999999" calcext:value-type="float">
            <text:p>0.396599999999999</text:p>
          </table:table-cell>
          <table:table-cell table:formula="of:=[.B33]-[.B$2]" office:value-type="float" office:value="35.2159" calcext:value-type="float">
            <text:p>35.215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5.6365" calcext:value-type="float">
            <text:p>55.6365</text:p>
          </table:table-cell>
          <table:table-cell table:formula="of:=[.B34]-[.B33]" office:value-type="float" office:value="0.446799999999996" calcext:value-type="float">
            <text:p>0.446799999999996</text:p>
          </table:table-cell>
          <table:table-cell table:formula="of:=[.B34]-[.B$2]" office:value-type="float" office:value="35.6627" calcext:value-type="float">
            <text:p>35.6627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55.9754" calcext:value-type="float">
            <text:p>55.9754</text:p>
          </table:table-cell>
          <table:table-cell table:formula="of:=[.B35]-[.B34]" office:value-type="float" office:value="0.338900000000002" calcext:value-type="float">
            <text:p>0.338900000000002</text:p>
          </table:table-cell>
          <table:table-cell table:formula="of:=[.B35]-[.B$2]" office:value-type="float" office:value="36.0016" calcext:value-type="float">
            <text:p>36.001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6.1634" calcext:value-type="float">
            <text:p>56.1634</text:p>
          </table:table-cell>
          <table:table-cell table:formula="of:=[.B36]-[.B35]" office:value-type="float" office:value="0.188000000000002" calcext:value-type="float">
            <text:p>0.188000000000002</text:p>
          </table:table-cell>
          <table:table-cell table:formula="of:=[.B36]-[.B$2]" office:value-type="float" office:value="36.1896" calcext:value-type="float">
            <text:p>36.1896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56.4482" calcext:value-type="float">
            <text:p>56.4482</text:p>
          </table:table-cell>
          <table:table-cell table:formula="of:=[.B37]-[.B36]" office:value-type="float" office:value="0.284799999999997" calcext:value-type="float">
            <text:p>0.284799999999997</text:p>
          </table:table-cell>
          <table:table-cell table:formula="of:=[.B37]-[.B$2]" office:value-type="float" office:value="36.4744" calcext:value-type="float">
            <text:p>36.474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6.7985" calcext:value-type="float">
            <text:p>56.7985</text:p>
          </table:table-cell>
          <table:table-cell table:formula="of:=[.B38]-[.B37]" office:value-type="float" office:value="0.350299999999997" calcext:value-type="float">
            <text:p>0.350299999999997</text:p>
          </table:table-cell>
          <table:table-cell table:formula="of:=[.B38]-[.B$2]" office:value-type="float" office:value="36.8247" calcext:value-type="float">
            <text:p>36.8247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7.0443" calcext:value-type="float">
            <text:p>57.0443</text:p>
          </table:table-cell>
          <table:table-cell table:formula="of:=[.B39]-[.B38]" office:value-type="float" office:value="0.245800000000003" calcext:value-type="float">
            <text:p>0.245800000000003</text:p>
          </table:table-cell>
          <table:table-cell table:formula="of:=[.B39]-[.B$2]" office:value-type="float" office:value="37.0705" calcext:value-type="float">
            <text:p>37.070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7.4007" calcext:value-type="float">
            <text:p>57.4007</text:p>
          </table:table-cell>
          <table:table-cell table:formula="of:=[.B40]-[.B39]" office:value-type="float" office:value="0.356400000000001" calcext:value-type="float">
            <text:p>0.356400000000001</text:p>
          </table:table-cell>
          <table:table-cell table:formula="of:=[.B40]-[.B$2]" office:value-type="float" office:value="37.4269" calcext:value-type="float">
            <text:p>37.4269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57.6003" calcext:value-type="float">
            <text:p>57.6003</text:p>
          </table:table-cell>
          <table:table-cell table:formula="of:=[.B41]-[.B40]" office:value-type="float" office:value="0.199599999999997" calcext:value-type="float">
            <text:p>0.199599999999997</text:p>
          </table:table-cell>
          <table:table-cell table:formula="of:=[.B41]-[.B$2]" office:value-type="float" office:value="37.6265" calcext:value-type="float">
            <text:p>37.626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7.9413" calcext:value-type="float">
            <text:p>57.9413</text:p>
          </table:table-cell>
          <table:table-cell table:formula="of:=[.B42]-[.B41]" office:value-type="float" office:value="0.341000000000001" calcext:value-type="float">
            <text:p>0.341000000000001</text:p>
          </table:table-cell>
          <table:table-cell table:formula="of:=[.B42]-[.B$2]" office:value-type="float" office:value="37.9675" calcext:value-type="float">
            <text:p>37.9675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58.2071" calcext:value-type="float">
            <text:p>58.2071</text:p>
          </table:table-cell>
          <table:table-cell table:formula="of:=[.B43]-[.B42]" office:value-type="float" office:value="0.265799999999999" calcext:value-type="float">
            <text:p>0.265799999999999</text:p>
          </table:table-cell>
          <table:table-cell table:formula="of:=[.B43]-[.B$2]" office:value-type="float" office:value="38.2333" calcext:value-type="float">
            <text:p>38.233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58.3966" calcext:value-type="float">
            <text:p>58.3966</text:p>
          </table:table-cell>
          <table:table-cell table:formula="of:=[.B44]-[.B43]" office:value-type="float" office:value="0.189500000000002" calcext:value-type="float">
            <text:p>0.189500000000002</text:p>
          </table:table-cell>
          <table:table-cell table:formula="of:=[.B44]-[.B$2]" office:value-type="float" office:value="38.4228" calcext:value-type="float">
            <text:p>38.4228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58.6458" calcext:value-type="float">
            <text:p>58.6458</text:p>
          </table:table-cell>
          <table:table-cell table:formula="of:=[.B45]-[.B44]" office:value-type="float" office:value="0.249200000000002" calcext:value-type="float">
            <text:p>0.249200000000002</text:p>
          </table:table-cell>
          <table:table-cell table:formula="of:=[.B45]-[.B$2]" office:value-type="float" office:value="38.672" calcext:value-type="float">
            <text:p>38.67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8.8758" calcext:value-type="float">
            <text:p>58.8758</text:p>
          </table:table-cell>
          <table:table-cell table:formula="of:=[.B46]-[.B45]" office:value-type="float" office:value="0.229999999999997" calcext:value-type="float">
            <text:p>0.229999999999997</text:p>
          </table:table-cell>
          <table:table-cell table:formula="of:=[.B46]-[.B$2]" office:value-type="float" office:value="38.902" calcext:value-type="float">
            <text:p>38.90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59.0374" calcext:value-type="float">
            <text:p>59.0374</text:p>
          </table:table-cell>
          <table:table-cell table:formula="of:=[.B47]-[.B46]" office:value-type="float" office:value="0.1616" calcext:value-type="float">
            <text:p>0.1616</text:p>
          </table:table-cell>
          <table:table-cell table:formula="of:=[.B47]-[.B$2]" office:value-type="float" office:value="39.0636" calcext:value-type="float">
            <text:p>39.0636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59.2911" calcext:value-type="float">
            <text:p>59.2911</text:p>
          </table:table-cell>
          <table:table-cell table:formula="of:=[.B48]-[.B47]" office:value-type="float" office:value="0.253700000000002" calcext:value-type="float">
            <text:p>0.253700000000002</text:p>
          </table:table-cell>
          <table:table-cell table:formula="of:=[.B48]-[.B$2]" office:value-type="float" office:value="39.3173" calcext:value-type="float">
            <text:p>39.3173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59.4284" calcext:value-type="float">
            <text:p>59.4284</text:p>
          </table:table-cell>
          <table:table-cell table:formula="of:=[.B49]-[.B48]" office:value-type="float" office:value="0.137300000000003" calcext:value-type="float">
            <text:p>0.137300000000003</text:p>
          </table:table-cell>
          <table:table-cell table:formula="of:=[.B49]-[.B$2]" office:value-type="float" office:value="39.4546" calcext:value-type="float">
            <text:p>39.454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9.5127" calcext:value-type="float">
            <text:p>59.5127</text:p>
          </table:table-cell>
          <table:table-cell table:formula="of:=[.B50]-[.B49]" office:value-type="float" office:value="0.0842999999999989" calcext:value-type="float">
            <text:p>0.084299999999999</text:p>
          </table:table-cell>
          <table:table-cell table:formula="of:=[.B50]-[.B$2]" office:value-type="float" office:value="39.5389" calcext:value-type="float">
            <text:p>39.53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0/00/0000</text:date>, <text:time style:data-style-name="N2" text:time-value="17:17:33.6034042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16:59:33.409233396</meta:creation-date>
    <dc:date>2017-07-24T17:17:57.709103206</dc:date>
    <meta:editing-duration>PT13M20S</meta:editing-duration>
    <meta:editing-cycles>6</meta:editing-cycles>
    <meta:generator>LibreOffice/5.3.4.2$Linux_X86_64 LibreOffice_project/30m0$Build-2</meta:generator>
    <meta:document-statistic meta:table-count="1" meta:cell-count="199" meta:object-count="0"/>
    <meta:user-defined meta:name="qrichtext">1</meta:user-defined>
  </office:meta>
</office:document-meta>
</file>